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6cm" svg:stroke-color="#c5000b" draw:marker-start-width="0.28cm" draw:marker-end="" draw:marker-end-width="0.28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svg:stroke-width="0.03cm" draw:marker-start-width="0.36cm" draw:marker-end-width="0.36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  <style:text-properties style:font-name="Hack" fo:font-size="12pt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color="#ffffff" style:font-name="Hack" fo:font-size="12pt"/>
    </style:style>
    <style:style style:name="P10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0084d1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text-align="center"/>
      <style:text-properties style:font-name="Hack" fo:font-size="12pt"/>
    </style:style>
    <style:style style:name="T1" style:family="text">
      <style:text-properties fo:font-weight="bold" style:font-size-asian="12pt" style:font-weight-asian="bold" style:font-size-complex="12pt" style:font-weight-complex="bold"/>
    </style:style>
    <style:style style:name="T2" style:family="text">
      <style:text-properties fo:color="#ffffff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5cm" svg:y1="9.05cm" svg:x2="14.55cm" svg:y2="9.05cm">
          <text:p/>
        </draw:line>
        <draw:custom-shape draw:style-name="gr2" draw:text-style-name="P2" draw:layer="layout" svg:width="3.072cm" svg:height="0.875cm" svg:x="1.4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72cm" svg:height="1cm" svg:x="1.4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072cm" svg:height="0.875cm" svg:x="1.4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2cm" svg:height="0.875cm" svg:x="1.4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072cm" svg:height="0.625cm" svg:x="1.4cm" svg:y="7.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72cm" svg:height="0.625cm" svg:x="1.4cm" svg:y="7.0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072cm" svg:height="0.875cm" svg:x="1.4cm" svg:y="6.0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72cm" svg:height="0.875cm" svg:x="10.8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072cm" svg:height="1cm" svg:x="10.8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072cm" svg:height="0.875cm" svg:x="10.8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2cm" svg:height="0.875cm" svg:x="10.8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.072cm" svg:height="2.375cm" svg:x="6.078cm" svg:y="6.05cm">
          <text:p text:style-name="P9"><text:span text:style-name="T2">Application</text:span></text:p>
          <text:p text:style-name="P9"><text:span text:style-name="T2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2cm" svg:height="0.875cm" svg:x="6.078cm" svg:y="8.55cm">
          <text:p text:style-name="P1"><text:span text:style-name="T1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072cm" svg:height="0.875cm" svg:x="6.05cm" svg:y="9.55cm">
          <text:p text:style-name="P1"><text:span text:style-name="T1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.072cm" svg:height="2.125cm" svg:x="6.078cm" svg:y="10.675cm">
          <text:p text:style-name="P9"><text:span text:style-name="T2">Network</text:span></text:p>
          <text:p text:style-name="P9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5cm" svg:height="0.88cm" svg:x="4.675cm" svg:y="6.0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4.675cm" svg:y="10.7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4.675cm" svg:y="11.9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4.675cm" svg:y="8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4.675cm" svg:y="9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4.675cm" svg:y="7.3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2.375cm" svg:x="9.375cm" svg:y="6.0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3.072cm" svg:height="2.375cm" svg:x="10.778cm" svg:y="6.051cm">
          <text:p text:style-name="P9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25cm" svg:height="0.88cm" svg:x="9.375cm" svg:y="8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9.375cm" svg:y="9.5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9.375cm" svg:y="10.7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2" draw:layer="layout" svg:width="1.25cm" svg:height="0.88cm" svg:x="9.375cm" svg:y="11.9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8:32:45.612327626</dc:date>
    <meta:editing-duration>PT12H47M41S</meta:editing-duration>
    <meta:editing-cycles>47</meta:editing-cycles>
    <meta:generator>LibreOffice/5.2.5.1$Linux_X86_64 LibreOffice_project/20m0$Build-1</meta:generator>
    <dc:creator>Philippe Latu</dc:creator>
    <meta:document-statistic meta:object-count="28"/>
  </office:meta>
</office:document-meta>
</file>